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Connection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nectionFactoryBean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lConnection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nectionFactoryBean.setConnectionManager( ConnectionManager conne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nectionFactoryBean.setManagedConnectionFactory( ManagedConnectionFactory managed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nectionFactoryBean.getObjec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